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Kit Big Data</text:p>
      <text:p text:style-name="P1"/>
      <text:p text:style-name="P1"/>
      <text:p text:style-name="P1"/>
      <text:p text:style-name="P1"/>
      <text:p text:style-name="P1"/>
      <text:p text:style-name="P2">Webapp streamlit</text:p>
      <text:p text:style-name="P2"/>
      <text:p text:style-name="P2"/>
      <text:p text:style-name="P2"/>
      <text:p text:style-name="P2">Il faut que ça soit représentatif d'un bon niveau de présentation, développement</text:p>
      <text:p text:style-name="P2"/>
      <text:p text:style-name="P2">Objectif :</text:p>
      <text:p text:style-name="P2"/>
      <text:p text:style-name="P2">On va manipuler des données avec pygWalker, </text:p>
      <text:p text:style-name="P2">Faire des READ.me</text:p>
      <text:p text:style-name="P2"/>
      <text:p text:style-name="P2">On va donner en livrable le lien du projet git, et dans le READ.me, le lien URL de l'app qui tourne. Ca devrait être gratuit de la lancer</text:p>
      <text:p text:style-name="P2"/>
      <text:p text:style-name="P2"/>
      <text:p text:style-name="P2"/>
      <text:p text:style-name="P2">Envoyer un mail avec les noms prénoms des gens du groupe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ur le 01/10 :</text:p>
      <text:p text:style-name="P2"/>
      <text:p text:style-name="P2">Idées de features sur le dataset</text:p>
      <text:p text:style-name="P2"/>
      <text:p text:style-name="P2">Il y a 8022 Ids d'ingrédients, certains se répètent. Certains Ids ne sont jamais présents, j'en ai fais un screen</text:p>
      <text:p text:style-name="P2"/>
      <text:p text:style-name="P2">Comment on fait lorsque plusieurs ingrédients partagent le même ID ? </text:p>
      <text:p text:style-name="P2"/>
      <text:p text:style-name="P2">J'ai pas compris c'était quoi ingredient_tokens</text:p>
      <text:p text:style-name="P2"/>
      <text:p text:style-name="P3">Idées :</text:p>
      <text:p text:style-name="P4"/>
      <text:list xml:id="list7899526466833815226" text:style-name="L1">
        <text:list-item>
          <text:p text:style-name="P7">Moteur de recherche de recettes à partir des ingrédients, ils apparaissent classés par notation (notes dans interaction_test). On peut soit mettre les noms des ingrédients séparés par des espaces, soit par des virgules , .</text:p>
        </text:list-item>
        <text:list-item>
          <text:p text:style-name="P7">Certaines Ids d'ingrédients bien plus fréquentes que d'autres. Certaines Ids d'ingrédients ne sont jamais apparu dans les données (ex:24)</text:p>
        </text:list-item>
        <text:list-item>
          <text:p text:style-name="P7">Peut-être observer les goûts des utilsateurs en regardant les ingrédients les plus utilisées ?</text:p>
        </text:list-item>
        <text:list-item>
          <text:p text:style-name="P7">Recommandations « classiques » avec les ingrédients très utilisés et « originales » avec les ingrédients moins utilisés</text:p>
        </text:list-item>
        <text:list-item>
          <text:p text:style-name="P7">Trier selon « recettes rapides » pour les recettes avec peu de temps (selon raw_recipes.csv), et recettes longues</text:p>
        </text:list-item>
        <text:list-item>
          <text:p text:style-name="P7">Moteur de recherche va aussi prioriser les plats les plus vus/commentés et les utilisateurs qui <text:soft-page-break/>postent le plus de recette (algo youtube mdrrr)</text:p>
        </text:list-item>
        <text:list-item>
          <text:p text:style-name="P7">Recettes faites plus ou moins souvent, donc recos « classiques » ou « originales » (on peut demander comme sur youtube « classer par le plus vu / le moins vu »)</text:p>
        </text:list-item>
        <text:list-item>
          <text:p text:style-name="P7">Barre de choix du temps de préparation (genre tu choisis une tranche « 5-10min », « 10-15min »)</text:p>
        </text:list-item>
        <text:list-item>
          <text:p text:style-name="P7">« Les recommandations de la semaine »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Réu 01/10 :</text:p>
      <text:p text:style-name="P4"/>
      <text:p text:style-name="P4">Idée Jojo : </text:p>
      <text:p text:style-name="P4"/>
      <text:list xml:id="list570042410775183153" text:style-name="L2">
        <text:list-item>
          <text:p text:style-name="P8">mettre ensemble ratings et recettes pour propositions pour les allergiques (donc excluant certains ingrédients)</text:p>
        </text:list-item>
        <text:list-item>
          <text:p text:style-name="P8">Recettes vegans, recettes modernes</text:p>
        </text:list-item>
        <text:list-item>
          <text:p text:style-name="P8">Analyse de l'évoluton des trends , genre à quelle saison les gens mangent quoi (Très chaud). Par saisons. </text:p>
        </text:list-item>
        <text:list-item>
          <text:p text:style-name="P8">Recommandation ciblée!! En focntion des saisons par ex., genre « top 3 automne », « top 3 hiver »</text:p>
        </text:list-item>
        <text:list-item>
          <text:p text:style-name="P8">Pondérer les notations en fonction de 'trust profile' or not</text:p>
        </text:list-item>
        <text:list-item>
          <text:p text:style-name="P8"/>
        </text:list-item>
      </text:list>
      <text:p text:style-name="P4"/>
      <text:p text:style-name="P4"/>
      <text:p text:style-name="P4">Cécile : </text:p>
      <text:p text:style-name="P4"/>
      <text:list xml:id="list8549466257728070278" text:style-name="L3">
        <text:list-item>
          <text:p text:style-name="P9">suggestions par nb de calories, tranches + ingrédients</text:p>
        </text:list-item>
        <text:list-item>
          <text:p text:style-name="P9"/>
        </text:list-item>
      </text:list>
      <text:p text:style-name="P4"/>
      <text:p text:style-name="P4"/>
      <text:p text:style-name="P4"/>
      <text:p text:style-name="P4">Recipee : dans 1 les ratings et review, utilisateurs</text:p>
      <text:p text:style-name="P4"/>
      <text:p text:style-name="P4"/>
      <text:p text:style-name="P4">autre : recette</text:p>
      <text:p text:style-name="P4"/>
      <text:p text:style-name="P4"/>
      <text:p text:style-name="P3">Questions :</text:p>
      <text:p text:style-name="P3"/>
      <text:p text:style-name="P4">On doit faire des LLM ?</text:p>
      <text:p text:style-name="P4"/>
      <text:p text:style-name="P4">Si tu veux faire ciblé oui, mais trop galère </text:p>
      <text:p text:style-name="P4"/>
      <text:p text:style-name="P5">Conclusions</text:p>
      <text:p text:style-name="P4"/>
      <text:p text:style-name="P3">Donc un moteur de recherche avec mots clés ingrédients, recettes, et pleins de petites barres pour choisir genre temps de cuisson, originalité, populaire/rare, régime...</text:p>
      <text:p text:style-name="P3"/>
      <text:p text:style-name="P3"/>
      <text:p text:style-name="P3">Analyse : analyse des habitudes alimentaires par saison/ par unité de temps/ par événement (halloween, noël) pour remarquer, constater des choses qu'on sait pas forcément (ingrédients <text:soft-page-break/>les plus utilisés à tel saison, temps de cuisson (les gens cuisinent plus l'hiver ou l'été?), camemert de est-ce que les gens mangent vegan, mangent plus ou moins calorique.</text:p>
      <text:p text:style-name="P3"/>
      <text:p text:style-name="P3">Pour le 04/10 : montrer les conclusions à la prof</text:p>
      <text:p text:style-name="P3"/>
      <text:p text:style-name="P3"/>
      <text:p text:style-name="P3"/>
      <text:p text:style-name="P3">04/10 : </text:p>
      <text:p text:style-name="P3"/>
      <text:p text:style-name="P3"/>
      <text:p text:style-name="P4">Dossier dans lequel on a les fichiers qui gèrent el load du csv, ses modifs., et que t'ai juste à l'appeller pour avoir le dataframe et le visualiser</text:p>
      <text:p text:style-name="P4"/>
      <text:p text:style-name="P4">.yml : on créé un nouvel environnement à chaque fois qu'on push, sur lequel on installe poetry et les autres trucs de tests ..</text:p>
      <text:p text:style-name="P4"/>
      <text:p text:style-name="P4"/>
      <text:p text:style-name="P4"/>
      <text:p text:style-name="P4">Plan :</text:p>
      <text:list xml:id="list2818751169147116309" text:style-name="L4">
        <text:list-item>
          <text:p text:style-name="P10">On fait chacun une analyse, un premier truc avec visualisation, calculs statistiques etc... Sans git</text:p>
        </text:list-item>
        <text:list-item>
          <text:p text:style-name="P10">On reprend tout ça pour le permettre sous le bon format, avec le git. On garde la meilleure façon de trier les données/ on prend les trucs biens ça et là </text:p>
        </text:list-item>
      </text:list>
      <text:p text:style-name="P4"/>
      <text:p text:style-name="P4"/>
      <text:p text:style-name="P4">Pour la prochaine réu : Jojo et Moi sur analyse en fonction du temps, ce qu'on veut </text:p>
      <text:p text:style-name="P4"/>
      <text:p text:style-name="P4"/>
      <text:p text:style-name="P4">→ On veut pas que le site ça soit un moteur de recherche simplement. Elle veut qu'on tire de la connaissance, de la valeur des données qu'on a </text:p>
      <text:p text:style-name="P4"/>
      <text:p text:style-name="P4"/>
      <text:p text:style-name="P4"/>
      <text:p text:style-name="P4"/>
      <text:p text:style-name="P4">15/10 :</text:p>
      <text:p text:style-name="P4"/>
      <text:p text:style-name="P4">Colonne n_steps sert vraiment pas à grand chose pck c'est les utilisateurs qui choisissent si c'est '1 étape' pour un truc ou 10 étapes pour un truc. Il faut utiliser les mots clés dedans uniquement, on a déjà une liste de ces mots clés. </text:p>
      <text:p text:style-name="P4"/>
      <text:p text:style-name="P4"/>
      <text:p text:style-name="P3">Pour la prochaine fois :</text:p>
      <text:p text:style-name="P3">→ Chacun continue son truc, moi je fais regression linéaire sur mes données avec Chi-2, je cherche des corrélations, j'affiche des camemberts, diagramm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Hayoun</meta:initial-creator>
    <meta:creation-date>2024-09-26T16:35:47</meta:creation-date>
    <dc:date>2024-10-15T13:24:33</dc:date>
    <dc:creator>Dan Hayoun</dc:creator>
    <meta:editing-duration>P1DT4H23M47S</meta:editing-duration>
    <meta:editing-cycles>47</meta:editing-cycles>
    <meta:generator>OpenOffice/4.1.0$Unix OpenOffice.org_project/410m18$Build-9764</meta:generator>
    <meta:document-statistic meta:table-count="0" meta:image-count="0" meta:object-count="0" meta:page-count="3" meta:paragraph-count="53" meta:word-count="740" meta:character-count="4236"/>
  </office:meta>
</office:document-meta>
</file>